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7" table:default-cell-style-name="Default"/>
        <table:table-row table:style-name="ro1">
          <table:table-cell table:number-columns-repeated="3"/>
          <table:table-cell office:value-type="string" calcext:value-type="string">
            <text:p>static vector&lt;string&gt; g = {</text:p>
          </table:table-cell>
          <table:table-cell/>
          <table:table-cell table:number-matrix-columns-spanned="81" table:number-matrix-rows-spanned="1" table:formula="of:=TRANSPOSE([.E2:.E82])"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0-11&quot;," calcext:value-type="string">
            <text:p>"0-11",</text:p>
          </table:table-cell>
          <table:table-cell office:value-type="string" office:string-value="&quot;12-15&quot;," calcext:value-type="string">
            <text:p>"12-15",</text:p>
          </table:table-cell>
          <table:table-cell office:value-type="string" office:string-value="&quot;12-15&quot;," calcext:value-type="string">
            <text:p>"12-15",</text:p>
          </table:table-cell>
          <table:table-cell office:value-type="string" office:string-value="&quot;12-15&quot;," calcext:value-type="string">
            <text:p>"12-15",</text:p>
          </table:table-cell>
          <table:table-cell office:value-type="string" office:string-value="&quot;12-15&quot;," calcext:value-type="string">
            <text:p>"12-15",</text:p>
          </table:table-cell>
          <table:table-cell office:value-type="string" office:string-value="&quot;16-17&quot;," calcext:value-type="string">
            <text:p>"16-17",</text:p>
          </table:table-cell>
          <table:table-cell office:value-type="string" office:string-value="&quot;16-17&quot;," calcext:value-type="string">
            <text:p>"16-17",</text:p>
          </table:table-cell>
          <table:table-cell office:value-type="string" office:string-value="&quot;18-24&quot;," calcext:value-type="string">
            <text:p>"18-24",</text:p>
          </table:table-cell>
          <table:table-cell office:value-type="string" office:string-value="&quot;18-24&quot;," calcext:value-type="string">
            <text:p>"18-24",</text:p>
          </table:table-cell>
          <table:table-cell office:value-type="string" office:string-value="&quot;18-24&quot;," calcext:value-type="string">
            <text:p>"18-24",</text:p>
          </table:table-cell>
          <table:table-cell office:value-type="string" office:string-value="&quot;18-24&quot;," calcext:value-type="string">
            <text:p>"18-24",</text:p>
          </table:table-cell>
          <table:table-cell office:value-type="string" office:string-value="&quot;18-24&quot;," calcext:value-type="string">
            <text:p>"18-24",</text:p>
          </table:table-cell>
          <table:table-cell office:value-type="string" office:string-value="&quot;18-24&quot;," calcext:value-type="string">
            <text:p>"18-24",</text:p>
          </table:table-cell>
          <table:table-cell office:value-type="string" office:string-value="&quot;18-24&quot;," calcext:value-type="string">
            <text:p>"18-24",</text:p>
          </table:table-cell>
          <table:table-cell office:value-type="string" office:string-value="&quot;25-29&quot;," calcext:value-type="string">
            <text:p>"25-29",</text:p>
          </table:table-cell>
          <table:table-cell office:value-type="string" office:string-value="&quot;25-29&quot;," calcext:value-type="string">
            <text:p>"25-29",</text:p>
          </table:table-cell>
          <table:table-cell office:value-type="string" office:string-value="&quot;25-29&quot;," calcext:value-type="string">
            <text:p>"25-29",</text:p>
          </table:table-cell>
          <table:table-cell office:value-type="string" office:string-value="&quot;25-29&quot;," calcext:value-type="string">
            <text:p>"25-29",</text:p>
          </table:table-cell>
          <table:table-cell office:value-type="string" office:string-value="&quot;25-29&quot;," calcext:value-type="string">
            <text:p>"25-29",</text:p>
          </table:table-cell>
          <table:table-cell office:value-type="string" office:string-value="&quot;30-34&quot;," calcext:value-type="string">
            <text:p>"30-34",</text:p>
          </table:table-cell>
          <table:table-cell office:value-type="string" office:string-value="&quot;30-34&quot;," calcext:value-type="string">
            <text:p>"30-34",</text:p>
          </table:table-cell>
          <table:table-cell office:value-type="string" office:string-value="&quot;30-34&quot;," calcext:value-type="string">
            <text:p>"30-34",</text:p>
          </table:table-cell>
          <table:table-cell office:value-type="string" office:string-value="&quot;30-34&quot;," calcext:value-type="string">
            <text:p>"30-34",</text:p>
          </table:table-cell>
          <table:table-cell office:value-type="string" office:string-value="&quot;30-34&quot;," calcext:value-type="string">
            <text:p>"30-34",</text:p>
          </table:table-cell>
          <table:table-cell office:value-type="string" office:string-value="&quot;35-39&quot;," calcext:value-type="string">
            <text:p>"35-39",</text:p>
          </table:table-cell>
          <table:table-cell office:value-type="string" office:string-value="&quot;35-39&quot;," calcext:value-type="string">
            <text:p>"35-39",</text:p>
          </table:table-cell>
          <table:table-cell office:value-type="string" office:string-value="&quot;35-39&quot;," calcext:value-type="string">
            <text:p>"35-39",</text:p>
          </table:table-cell>
          <table:table-cell office:value-type="string" office:string-value="&quot;35-39&quot;," calcext:value-type="string">
            <text:p>"35-39",</text:p>
          </table:table-cell>
          <table:table-cell office:value-type="string" office:string-value="&quot;35-39&quot;," calcext:value-type="string">
            <text:p>"35-39",</text:p>
          </table:table-cell>
          <table:table-cell office:value-type="string" office:string-value="&quot;40-44&quot;," calcext:value-type="string">
            <text:p>"40-44",</text:p>
          </table:table-cell>
          <table:table-cell office:value-type="string" office:string-value="&quot;40-44&quot;," calcext:value-type="string">
            <text:p>"40-44",</text:p>
          </table:table-cell>
          <table:table-cell office:value-type="string" office:string-value="&quot;40-44&quot;," calcext:value-type="string">
            <text:p>"40-44",</text:p>
          </table:table-cell>
          <table:table-cell office:value-type="string" office:string-value="&quot;40-44&quot;," calcext:value-type="string">
            <text:p>"40-44",</text:p>
          </table:table-cell>
          <table:table-cell office:value-type="string" office:string-value="&quot;40-44&quot;," calcext:value-type="string">
            <text:p>"40-44",</text:p>
          </table:table-cell>
          <table:table-cell office:value-type="string" office:string-value="&quot;45-49&quot;," calcext:value-type="string">
            <text:p>"45-49",</text:p>
          </table:table-cell>
          <table:table-cell office:value-type="string" office:string-value="&quot;45-49&quot;," calcext:value-type="string">
            <text:p>"45-49",</text:p>
          </table:table-cell>
          <table:table-cell office:value-type="string" office:string-value="&quot;45-49&quot;," calcext:value-type="string">
            <text:p>"45-49",</text:p>
          </table:table-cell>
          <table:table-cell office:value-type="string" office:string-value="&quot;45-49&quot;," calcext:value-type="string">
            <text:p>"45-49",</text:p>
          </table:table-cell>
          <table:table-cell office:value-type="string" office:string-value="&quot;45-49&quot;," calcext:value-type="string">
            <text:p>"45-49",</text:p>
          </table:table-cell>
          <table:table-cell office:value-type="string" office:string-value="&quot;50-54&quot;," calcext:value-type="string">
            <text:p>"50-54",</text:p>
          </table:table-cell>
          <table:table-cell office:value-type="string" office:string-value="&quot;50-54&quot;," calcext:value-type="string">
            <text:p>"50-54",</text:p>
          </table:table-cell>
          <table:table-cell office:value-type="string" office:string-value="&quot;50-54&quot;," calcext:value-type="string">
            <text:p>"50-54",</text:p>
          </table:table-cell>
          <table:table-cell office:value-type="string" office:string-value="&quot;50-54&quot;," calcext:value-type="string">
            <text:p>"50-54",</text:p>
          </table:table-cell>
          <table:table-cell office:value-type="string" office:string-value="&quot;50-54&quot;," calcext:value-type="string">
            <text:p>"50-54",</text:p>
          </table:table-cell>
          <table:table-cell office:value-type="string" office:string-value="&quot;55-59&quot;," calcext:value-type="string">
            <text:p>"55-59",</text:p>
          </table:table-cell>
          <table:table-cell office:value-type="string" office:string-value="&quot;55-59&quot;," calcext:value-type="string">
            <text:p>"55-59",</text:p>
          </table:table-cell>
          <table:table-cell office:value-type="string" office:string-value="&quot;55-59&quot;," calcext:value-type="string">
            <text:p>"55-59",</text:p>
          </table:table-cell>
          <table:table-cell office:value-type="string" office:string-value="&quot;55-59&quot;," calcext:value-type="string">
            <text:p>"55-59",</text:p>
          </table:table-cell>
          <table:table-cell office:value-type="string" office:string-value="&quot;55-59&quot;," calcext:value-type="string">
            <text:p>"55-59",</text:p>
          </table:table-cell>
          <table:table-cell office:value-type="string" office:string-value="&quot;60-64&quot;," calcext:value-type="string">
            <text:p>"60-64",</text:p>
          </table:table-cell>
          <table:table-cell office:value-type="string" office:string-value="&quot;60-64&quot;," calcext:value-type="string">
            <text:p>"60-64",</text:p>
          </table:table-cell>
          <table:table-cell office:value-type="string" office:string-value="&quot;60-64&quot;," calcext:value-type="string">
            <text:p>"60-64",</text:p>
          </table:table-cell>
          <table:table-cell office:value-type="string" office:string-value="&quot;60-64&quot;," calcext:value-type="string">
            <text:p>"60-64",</text:p>
          </table:table-cell>
          <table:table-cell office:value-type="string" office:string-value="&quot;60-64&quot;," calcext:value-type="string">
            <text:p>"60-64",</text:p>
          </table:table-cell>
          <table:table-cell office:value-type="string" office:string-value="&quot;65-69&quot;," calcext:value-type="string">
            <text:p>"65-69",</text:p>
          </table:table-cell>
          <table:table-cell office:value-type="string" office:string-value="&quot;65-69&quot;," calcext:value-type="string">
            <text:p>"65-69",</text:p>
          </table:table-cell>
          <table:table-cell office:value-type="string" office:string-value="&quot;65-69&quot;," calcext:value-type="string">
            <text:p>"65-69",</text:p>
          </table:table-cell>
          <table:table-cell office:value-type="string" office:string-value="&quot;65-69&quot;," calcext:value-type="string">
            <text:p>"65-69",</text:p>
          </table:table-cell>
          <table:table-cell office:value-type="string" office:string-value="&quot;65-69&quot;," calcext:value-type="string">
            <text:p>"65-69",</text:p>
          </table:table-cell>
          <table:table-cell office:value-type="string" office:string-value="&quot;70-74&quot;," calcext:value-type="string">
            <text:p>"70-74",</text:p>
          </table:table-cell>
          <table:table-cell office:value-type="string" office:string-value="&quot;70-74&quot;," calcext:value-type="string">
            <text:p>"70-74",</text:p>
          </table:table-cell>
          <table:table-cell office:value-type="string" office:string-value="&quot;70-74&quot;," calcext:value-type="string">
            <text:p>"70-74",</text:p>
          </table:table-cell>
          <table:table-cell office:value-type="string" office:string-value="&quot;70-74&quot;," calcext:value-type="string">
            <text:p>"70-74",</text:p>
          </table:table-cell>
          <table:table-cell office:value-type="string" office:string-value="&quot;70-74&quot;," calcext:value-type="string">
            <text:p>"70-74",</text:p>
          </table:table-cell>
          <table:table-cell office:value-type="string" office:string-value="&quot;75-79&quot;," calcext:value-type="string">
            <text:p>"75-79",</text:p>
          </table:table-cell>
          <table:table-cell office:value-type="string" office:string-value="&quot;75-79&quot;," calcext:value-type="string">
            <text:p>"75-79",</text:p>
          </table:table-cell>
          <table:table-cell office:value-type="string" office:string-value="&quot;75-79&quot;," calcext:value-type="string">
            <text:p>"75-79",</text:p>
          </table:table-cell>
          <table:table-cell office:value-type="string" office:string-value="&quot;75-79&quot;," calcext:value-type="string">
            <text:p>"75-79",</text:p>
          </table:table-cell>
          <table:table-cell office:value-type="string" office:string-value="&quot;75-79&quot;," calcext:value-type="string">
            <text:p>"75-79",</text:p>
          </table:table-cell>
          <table:table-cell office:value-type="string" office:string-value="&quot;80+&quot;," calcext:value-type="string">
            <text:p>"80+",</text:p>
          </table:table-cell>
          <table:table-cell office:value-type="string" calcext:value-type="string">
            <text:p>};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2]&amp;&quot;,&quot;" office:value-type="string" office:string-value="&quot;0-11&quot;," calcext:value-type="string">
            <text:p>"0-11",</text:p>
          </table:table-cell>
          <table:table-cell office:value-type="float" office:value="0" calcext:value-type="float">
            <text:p>0</text:p>
          </table:table-cell>
          <table:table-cell table:formula="of:=[.F2]+1" office:value-type="float" office:value="1" calcext:value-type="float">
            <text:p>1</text:p>
          </table:table-cell>
          <table:table-cell table:formula="of:=[.G2]+1" office:value-type="float" office:value="2" calcext:value-type="float">
            <text:p>2</text:p>
          </table:table-cell>
          <table:table-cell table:formula="of:=[.H2]+1" office:value-type="float" office:value="3" calcext:value-type="float">
            <text:p>3</text:p>
          </table:table-cell>
          <table:table-cell table:formula="of:=[.I2]+1" office:value-type="float" office:value="4" calcext:value-type="float">
            <text:p>4</text:p>
          </table:table-cell>
          <table:table-cell table:formula="of:=[.J2]+1" office:value-type="float" office:value="5" calcext:value-type="float">
            <text:p>5</text:p>
          </table:table-cell>
          <table:table-cell table:formula="of:=[.K2]+1" office:value-type="float" office:value="6" calcext:value-type="float">
            <text:p>6</text:p>
          </table:table-cell>
          <table:table-cell table:formula="of:=[.L2]+1" office:value-type="float" office:value="7" calcext:value-type="float">
            <text:p>7</text:p>
          </table:table-cell>
          <table:table-cell table:formula="of:=[.M2]+1" office:value-type="float" office:value="8" calcext:value-type="float">
            <text:p>8</text:p>
          </table:table-cell>
          <table:table-cell table:formula="of:=[.N2]+1" office:value-type="float" office:value="9" calcext:value-type="float">
            <text:p>9</text:p>
          </table:table-cell>
          <table:table-cell table:formula="of:=[.O2]+1" office:value-type="float" office:value="10" calcext:value-type="float">
            <text:p>10</text:p>
          </table:table-cell>
          <table:table-cell table:formula="of:=[.P2]+1" office:value-type="float" office:value="11" calcext:value-type="float">
            <text:p>11</text:p>
          </table:table-cell>
          <table:table-cell table:formula="of:=[.Q2]+1" office:value-type="float" office:value="12" calcext:value-type="float">
            <text:p>12</text:p>
          </table:table-cell>
          <table:table-cell table:formula="of:=[.R2]+1" office:value-type="float" office:value="13" calcext:value-type="float">
            <text:p>13</text:p>
          </table:table-cell>
          <table:table-cell table:formula="of:=[.S2]+1" office:value-type="float" office:value="14" calcext:value-type="float">
            <text:p>14</text:p>
          </table:table-cell>
          <table:table-cell table:formula="of:=[.T2]+1" office:value-type="float" office:value="15" calcext:value-type="float">
            <text:p>15</text:p>
          </table:table-cell>
          <table:table-cell table:formula="of:=[.U2]+1" office:value-type="float" office:value="16" calcext:value-type="float">
            <text:p>16</text:p>
          </table:table-cell>
          <table:table-cell table:formula="of:=[.V2]+1" office:value-type="float" office:value="17" calcext:value-type="float">
            <text:p>17</text:p>
          </table:table-cell>
          <table:table-cell table:formula="of:=[.W2]+1" office:value-type="float" office:value="18" calcext:value-type="float">
            <text:p>18</text:p>
          </table:table-cell>
          <table:table-cell table:formula="of:=[.X2]+1" office:value-type="float" office:value="19" calcext:value-type="float">
            <text:p>19</text:p>
          </table:table-cell>
          <table:table-cell table:formula="of:=[.Y2]+1" office:value-type="float" office:value="20" calcext:value-type="float">
            <text:p>20</text:p>
          </table:table-cell>
          <table:table-cell table:formula="of:=[.Z2]+1" office:value-type="float" office:value="21" calcext:value-type="float">
            <text:p>21</text:p>
          </table:table-cell>
          <table:table-cell table:formula="of:=[.AA2]+1" office:value-type="float" office:value="22" calcext:value-type="float">
            <text:p>22</text:p>
          </table:table-cell>
          <table:table-cell table:formula="of:=[.AB2]+1" office:value-type="float" office:value="23" calcext:value-type="float">
            <text:p>23</text:p>
          </table:table-cell>
          <table:table-cell table:formula="of:=[.AC2]+1" office:value-type="float" office:value="24" calcext:value-type="float">
            <text:p>24</text:p>
          </table:table-cell>
          <table:table-cell table:formula="of:=[.AD2]+1" office:value-type="float" office:value="25" calcext:value-type="float">
            <text:p>25</text:p>
          </table:table-cell>
          <table:table-cell table:formula="of:=[.AE2]+1" office:value-type="float" office:value="26" calcext:value-type="float">
            <text:p>26</text:p>
          </table:table-cell>
          <table:table-cell table:formula="of:=[.AF2]+1" office:value-type="float" office:value="27" calcext:value-type="float">
            <text:p>27</text:p>
          </table:table-cell>
          <table:table-cell table:formula="of:=[.AG2]+1" office:value-type="float" office:value="28" calcext:value-type="float">
            <text:p>28</text:p>
          </table:table-cell>
          <table:table-cell table:formula="of:=[.AH2]+1" office:value-type="float" office:value="29" calcext:value-type="float">
            <text:p>29</text:p>
          </table:table-cell>
          <table:table-cell table:formula="of:=[.AI2]+1" office:value-type="float" office:value="30" calcext:value-type="float">
            <text:p>30</text:p>
          </table:table-cell>
          <table:table-cell table:formula="of:=[.AJ2]+1" office:value-type="float" office:value="31" calcext:value-type="float">
            <text:p>31</text:p>
          </table:table-cell>
          <table:table-cell table:formula="of:=[.AK2]+1" office:value-type="float" office:value="32" calcext:value-type="float">
            <text:p>32</text:p>
          </table:table-cell>
          <table:table-cell table:formula="of:=[.AL2]+1" office:value-type="float" office:value="33" calcext:value-type="float">
            <text:p>33</text:p>
          </table:table-cell>
          <table:table-cell table:formula="of:=[.AM2]+1" office:value-type="float" office:value="34" calcext:value-type="float">
            <text:p>34</text:p>
          </table:table-cell>
          <table:table-cell table:formula="of:=[.AN2]+1" office:value-type="float" office:value="35" calcext:value-type="float">
            <text:p>35</text:p>
          </table:table-cell>
          <table:table-cell table:formula="of:=[.AO2]+1" office:value-type="float" office:value="36" calcext:value-type="float">
            <text:p>36</text:p>
          </table:table-cell>
          <table:table-cell table:formula="of:=[.AP2]+1" office:value-type="float" office:value="37" calcext:value-type="float">
            <text:p>37</text:p>
          </table:table-cell>
          <table:table-cell table:formula="of:=[.AQ2]+1" office:value-type="float" office:value="38" calcext:value-type="float">
            <text:p>38</text:p>
          </table:table-cell>
          <table:table-cell table:formula="of:=[.AR2]+1" office:value-type="float" office:value="39" calcext:value-type="float">
            <text:p>39</text:p>
          </table:table-cell>
          <table:table-cell table:formula="of:=[.AS2]+1" office:value-type="float" office:value="40" calcext:value-type="float">
            <text:p>40</text:p>
          </table:table-cell>
          <table:table-cell table:formula="of:=[.AT2]+1" office:value-type="float" office:value="41" calcext:value-type="float">
            <text:p>41</text:p>
          </table:table-cell>
          <table:table-cell table:formula="of:=[.AU2]+1" office:value-type="float" office:value="42" calcext:value-type="float">
            <text:p>42</text:p>
          </table:table-cell>
          <table:table-cell table:formula="of:=[.AV2]+1" office:value-type="float" office:value="43" calcext:value-type="float">
            <text:p>43</text:p>
          </table:table-cell>
          <table:table-cell table:formula="of:=[.AW2]+1" office:value-type="float" office:value="44" calcext:value-type="float">
            <text:p>44</text:p>
          </table:table-cell>
          <table:table-cell table:formula="of:=[.AX2]+1" office:value-type="float" office:value="45" calcext:value-type="float">
            <text:p>45</text:p>
          </table:table-cell>
          <table:table-cell table:formula="of:=[.AY2]+1" office:value-type="float" office:value="46" calcext:value-type="float">
            <text:p>46</text:p>
          </table:table-cell>
          <table:table-cell table:formula="of:=[.AZ2]+1" office:value-type="float" office:value="47" calcext:value-type="float">
            <text:p>47</text:p>
          </table:table-cell>
          <table:table-cell table:formula="of:=[.BA2]+1" office:value-type="float" office:value="48" calcext:value-type="float">
            <text:p>48</text:p>
          </table:table-cell>
          <table:table-cell table:formula="of:=[.BB2]+1" office:value-type="float" office:value="49" calcext:value-type="float">
            <text:p>49</text:p>
          </table:table-cell>
          <table:table-cell table:formula="of:=[.BC2]+1" office:value-type="float" office:value="50" calcext:value-type="float">
            <text:p>50</text:p>
          </table:table-cell>
          <table:table-cell table:formula="of:=[.BD2]+1" office:value-type="float" office:value="51" calcext:value-type="float">
            <text:p>51</text:p>
          </table:table-cell>
          <table:table-cell table:formula="of:=[.BE2]+1" office:value-type="float" office:value="52" calcext:value-type="float">
            <text:p>52</text:p>
          </table:table-cell>
          <table:table-cell table:formula="of:=[.BF2]+1" office:value-type="float" office:value="53" calcext:value-type="float">
            <text:p>53</text:p>
          </table:table-cell>
          <table:table-cell table:formula="of:=[.BG2]+1" office:value-type="float" office:value="54" calcext:value-type="float">
            <text:p>54</text:p>
          </table:table-cell>
          <table:table-cell table:formula="of:=[.BH2]+1" office:value-type="float" office:value="55" calcext:value-type="float">
            <text:p>55</text:p>
          </table:table-cell>
          <table:table-cell table:formula="of:=[.BI2]+1" office:value-type="float" office:value="56" calcext:value-type="float">
            <text:p>56</text:p>
          </table:table-cell>
          <table:table-cell table:formula="of:=[.BJ2]+1" office:value-type="float" office:value="57" calcext:value-type="float">
            <text:p>57</text:p>
          </table:table-cell>
          <table:table-cell table:formula="of:=[.BK2]+1" office:value-type="float" office:value="58" calcext:value-type="float">
            <text:p>58</text:p>
          </table:table-cell>
          <table:table-cell table:formula="of:=[.BL2]+1" office:value-type="float" office:value="59" calcext:value-type="float">
            <text:p>59</text:p>
          </table:table-cell>
          <table:table-cell table:formula="of:=[.BM2]+1" office:value-type="float" office:value="60" calcext:value-type="float">
            <text:p>60</text:p>
          </table:table-cell>
          <table:table-cell table:formula="of:=[.BN2]+1" office:value-type="float" office:value="61" calcext:value-type="float">
            <text:p>61</text:p>
          </table:table-cell>
          <table:table-cell table:formula="of:=[.BO2]+1" office:value-type="float" office:value="62" calcext:value-type="float">
            <text:p>62</text:p>
          </table:table-cell>
          <table:table-cell table:formula="of:=[.BP2]+1" office:value-type="float" office:value="63" calcext:value-type="float">
            <text:p>63</text:p>
          </table:table-cell>
          <table:table-cell table:formula="of:=[.BQ2]+1" office:value-type="float" office:value="64" calcext:value-type="float">
            <text:p>64</text:p>
          </table:table-cell>
          <table:table-cell table:formula="of:=[.BR2]+1" office:value-type="float" office:value="65" calcext:value-type="float">
            <text:p>65</text:p>
          </table:table-cell>
          <table:table-cell table:formula="of:=[.BS2]+1" office:value-type="float" office:value="66" calcext:value-type="float">
            <text:p>66</text:p>
          </table:table-cell>
          <table:table-cell table:formula="of:=[.BT2]+1" office:value-type="float" office:value="67" calcext:value-type="float">
            <text:p>67</text:p>
          </table:table-cell>
          <table:table-cell table:formula="of:=[.BU2]+1" office:value-type="float" office:value="68" calcext:value-type="float">
            <text:p>68</text:p>
          </table:table-cell>
          <table:table-cell table:formula="of:=[.BV2]+1" office:value-type="float" office:value="69" calcext:value-type="float">
            <text:p>69</text:p>
          </table:table-cell>
          <table:table-cell table:formula="of:=[.BW2]+1" office:value-type="float" office:value="70" calcext:value-type="float">
            <text:p>70</text:p>
          </table:table-cell>
          <table:table-cell table:formula="of:=[.BX2]+1" office:value-type="float" office:value="71" calcext:value-type="float">
            <text:p>71</text:p>
          </table:table-cell>
          <table:table-cell table:formula="of:=[.BY2]+1" office:value-type="float" office:value="72" calcext:value-type="float">
            <text:p>72</text:p>
          </table:table-cell>
          <table:table-cell table:formula="of:=[.BZ2]+1" office:value-type="float" office:value="73" calcext:value-type="float">
            <text:p>73</text:p>
          </table:table-cell>
          <table:table-cell table:formula="of:=[.CA2]+1" office:value-type="float" office:value="74" calcext:value-type="float">
            <text:p>74</text:p>
          </table:table-cell>
          <table:table-cell table:formula="of:=[.CB2]+1" office:value-type="float" office:value="75" calcext:value-type="float">
            <text:p>75</text:p>
          </table:table-cell>
          <table:table-cell table:formula="of:=[.CC2]+1" office:value-type="float" office:value="76" calcext:value-type="float">
            <text:p>76</text:p>
          </table:table-cell>
          <table:table-cell table:formula="of:=[.CD2]+1" office:value-type="float" office:value="77" calcext:value-type="float">
            <text:p>77</text:p>
          </table:table-cell>
          <table:table-cell table:formula="of:=[.CE2]+1" office:value-type="float" office:value="78" calcext:value-type="float">
            <text:p>78</text:p>
          </table:table-cell>
          <table:table-cell table:formula="of:=[.CF2]+1" office:value-type="float" office:value="79" calcext:value-type="float">
            <text:p>79</text:p>
          </table:table-cell>
          <table:table-cell table:formula="of:=[.CG2]+1" office:value-type="float" office:value="80" calcext:value-type="float">
            <text:p>80</text:p>
          </table:table-cell>
          <table: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3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4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5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6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7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8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9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10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11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12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v011</text:p>
          </table:table-cell>
          <table:table-cell table:formula="of:=&quot;&quot;&quot;0-11&quot;&quot;&quot;" office:value-type="string" office:string-value="&quot;0-11&quot;" calcext:value-type="string">
            <text:p>"0-11"</text:p>
          </table:table-cell>
          <table:table-cell/>
          <table:table-cell table:formula="of:=[.C13]&amp;&quot;,&quot;" office:value-type="string" office:string-value="&quot;0-11&quot;," calcext:value-type="string">
            <text:p>"0-11",</text:p>
          </table:table-cell>
          <table:table-cell table:number-columns-repeated="82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v1215</text:p>
          </table:table-cell>
          <table:table-cell table:formula="of:=&quot;&quot;&quot;12-15&quot;&quot;&quot;" office:value-type="string" office:string-value="&quot;12-15&quot;" calcext:value-type="string">
            <text:p>"12-15"</text:p>
          </table:table-cell>
          <table:table-cell/>
          <table:table-cell table:formula="of:=[.C14]&amp;&quot;,&quot;" office:value-type="string" office:string-value="&quot;12-15&quot;," calcext:value-type="string">
            <text:p>"12-15",</text:p>
          </table:table-cell>
          <table:table-cell table:number-columns-repeated="82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v1215</text:p>
          </table:table-cell>
          <table:table-cell table:formula="of:=&quot;&quot;&quot;12-15&quot;&quot;&quot;" office:value-type="string" office:string-value="&quot;12-15&quot;" calcext:value-type="string">
            <text:p>"12-15"</text:p>
          </table:table-cell>
          <table:table-cell/>
          <table:table-cell table:formula="of:=[.C15]&amp;&quot;,&quot;" office:value-type="string" office:string-value="&quot;12-15&quot;," calcext:value-type="string">
            <text:p>"12-15",</text:p>
          </table:table-cell>
          <table:table-cell table:number-columns-repeated="82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v1215</text:p>
          </table:table-cell>
          <table:table-cell table:formula="of:=&quot;&quot;&quot;12-15&quot;&quot;&quot;" office:value-type="string" office:string-value="&quot;12-15&quot;" calcext:value-type="string">
            <text:p>"12-15"</text:p>
          </table:table-cell>
          <table:table-cell/>
          <table:table-cell table:formula="of:=[.C16]&amp;&quot;,&quot;" office:value-type="string" office:string-value="&quot;12-15&quot;," calcext:value-type="string">
            <text:p>"12-15",</text:p>
          </table:table-cell>
          <table:table-cell table:number-columns-repeated="82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v1215</text:p>
          </table:table-cell>
          <table:table-cell table:formula="of:=&quot;&quot;&quot;12-15&quot;&quot;&quot;" office:value-type="string" office:string-value="&quot;12-15&quot;" calcext:value-type="string">
            <text:p>"12-15"</text:p>
          </table:table-cell>
          <table:table-cell/>
          <table:table-cell table:formula="of:=[.C17]&amp;&quot;,&quot;" office:value-type="string" office:string-value="&quot;12-15&quot;," calcext:value-type="string">
            <text:p>"12-15",</text:p>
          </table:table-cell>
          <table:table-cell table:number-columns-repeated="82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v1617</text:p>
          </table:table-cell>
          <table:table-cell table:formula="of:=&quot;&quot;&quot;16-17&quot;&quot;&quot;" office:value-type="string" office:string-value="&quot;16-17&quot;" calcext:value-type="string">
            <text:p>"16-17"</text:p>
          </table:table-cell>
          <table:table-cell/>
          <table:table-cell table:formula="of:=[.C18]&amp;&quot;,&quot;" office:value-type="string" office:string-value="&quot;16-17&quot;," calcext:value-type="string">
            <text:p>"16-17",</text:p>
          </table:table-cell>
          <table:table-cell table:number-columns-repeated="82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v1617</text:p>
          </table:table-cell>
          <table:table-cell table:formula="of:=&quot;&quot;&quot;16-17&quot;&quot;&quot;" office:value-type="string" office:string-value="&quot;16-17&quot;" calcext:value-type="string">
            <text:p>"16-17"</text:p>
          </table:table-cell>
          <table:table-cell/>
          <table:table-cell table:formula="of:=[.C19]&amp;&quot;,&quot;" office:value-type="string" office:string-value="&quot;16-17&quot;," calcext:value-type="string">
            <text:p>"16-17",</text:p>
          </table:table-cell>
          <table:table-cell table:number-columns-repeated="82"/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v1824</text:p>
          </table:table-cell>
          <table:table-cell table:formula="of:=&quot;&quot;&quot;18-24&quot;&quot;&quot;" office:value-type="string" office:string-value="&quot;18-24&quot;" calcext:value-type="string">
            <text:p>"18-24"</text:p>
          </table:table-cell>
          <table:table-cell/>
          <table:table-cell table:formula="of:=[.C20]&amp;&quot;,&quot;" office:value-type="string" office:string-value="&quot;18-24&quot;," calcext:value-type="string">
            <text:p>"18-24",</text:p>
          </table:table-cell>
          <table:table-cell table:number-columns-repeated="82"/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v1824</text:p>
          </table:table-cell>
          <table:table-cell table:formula="of:=&quot;&quot;&quot;18-24&quot;&quot;&quot;" office:value-type="string" office:string-value="&quot;18-24&quot;" calcext:value-type="string">
            <text:p>"18-24"</text:p>
          </table:table-cell>
          <table:table-cell/>
          <table:table-cell table:formula="of:=[.C21]&amp;&quot;,&quot;" office:value-type="string" office:string-value="&quot;18-24&quot;," calcext:value-type="string">
            <text:p>"18-24",</text:p>
          </table:table-cell>
          <table:table-cell table:number-columns-repeated="82"/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v1824</text:p>
          </table:table-cell>
          <table:table-cell table:formula="of:=&quot;&quot;&quot;18-24&quot;&quot;&quot;" office:value-type="string" office:string-value="&quot;18-24&quot;" calcext:value-type="string">
            <text:p>"18-24"</text:p>
          </table:table-cell>
          <table:table-cell/>
          <table:table-cell table:formula="of:=[.C22]&amp;&quot;,&quot;" office:value-type="string" office:string-value="&quot;18-24&quot;," calcext:value-type="string">
            <text:p>"18-24",</text:p>
          </table:table-cell>
          <table:table-cell table:number-columns-repeated="82"/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v1824</text:p>
          </table:table-cell>
          <table:table-cell table:formula="of:=&quot;&quot;&quot;18-24&quot;&quot;&quot;" office:value-type="string" office:string-value="&quot;18-24&quot;" calcext:value-type="string">
            <text:p>"18-24"</text:p>
          </table:table-cell>
          <table:table-cell/>
          <table:table-cell table:formula="of:=[.C23]&amp;&quot;,&quot;" office:value-type="string" office:string-value="&quot;18-24&quot;," calcext:value-type="string">
            <text:p>"18-24",</text:p>
          </table:table-cell>
          <table:table-cell table:number-columns-repeated="82"/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v1824</text:p>
          </table:table-cell>
          <table:table-cell table:formula="of:=&quot;&quot;&quot;18-24&quot;&quot;&quot;" office:value-type="string" office:string-value="&quot;18-24&quot;" calcext:value-type="string">
            <text:p>"18-24"</text:p>
          </table:table-cell>
          <table:table-cell/>
          <table:table-cell table:formula="of:=[.C24]&amp;&quot;,&quot;" office:value-type="string" office:string-value="&quot;18-24&quot;," calcext:value-type="string">
            <text:p>"18-24",</text:p>
          </table:table-cell>
          <table:table-cell table:number-columns-repeated="82"/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v1824</text:p>
          </table:table-cell>
          <table:table-cell table:formula="of:=&quot;&quot;&quot;18-24&quot;&quot;&quot;" office:value-type="string" office:string-value="&quot;18-24&quot;" calcext:value-type="string">
            <text:p>"18-24"</text:p>
          </table:table-cell>
          <table:table-cell/>
          <table:table-cell table:formula="of:=[.C25]&amp;&quot;,&quot;" office:value-type="string" office:string-value="&quot;18-24&quot;," calcext:value-type="string">
            <text:p>"18-24",</text:p>
          </table:table-cell>
          <table:table-cell table:number-columns-repeated="82"/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v1824</text:p>
          </table:table-cell>
          <table:table-cell table:formula="of:=&quot;&quot;&quot;18-24&quot;&quot;&quot;" office:value-type="string" office:string-value="&quot;18-24&quot;" calcext:value-type="string">
            <text:p>"18-24"</text:p>
          </table:table-cell>
          <table:table-cell/>
          <table:table-cell table:formula="of:=[.C26]&amp;&quot;,&quot;" office:value-type="string" office:string-value="&quot;18-24&quot;," calcext:value-type="string">
            <text:p>"18-24",</text:p>
          </table:table-cell>
          <table:table-cell table:number-columns-repeated="82"/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&quot;v&quot;&amp;[.A27]&amp;[.A31]" office:value-type="string" office:string-value="v2529" calcext:value-type="string">
            <text:p>v2529</text:p>
          </table:table-cell>
          <table:table-cell table:formula="of:=&quot;&quot;&quot;&quot;&amp;[.A27]&amp;&quot;-&quot;&amp;[.A31]&amp;&quot;&quot;&quot;&quot;" office:value-type="string" office:string-value="&quot;25-29&quot;" calcext:value-type="string">
            <text:p>"25-29"</text:p>
          </table:table-cell>
          <table:table-cell/>
          <table:table-cell table:formula="of:=[.C27]&amp;&quot;,&quot;" office:value-type="string" office:string-value="&quot;25-29&quot;," calcext:value-type="string">
            <text:p>"25-29",</text:p>
          </table:table-cell>
          <table:table-cell table:number-columns-repeated="82"/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[.B27]" office:value-type="string" office:string-value="v2529" calcext:value-type="string">
            <text:p>v2529</text:p>
          </table:table-cell>
          <table:table-cell table:formula="of:=[.C27]" office:value-type="string" office:string-value="&quot;25-29&quot;" calcext:value-type="string">
            <text:p>"25-29"</text:p>
          </table:table-cell>
          <table:table-cell/>
          <table:table-cell table:formula="of:=[.C28]&amp;&quot;,&quot;" office:value-type="string" office:string-value="&quot;25-29&quot;," calcext:value-type="string">
            <text:p>"25-29",</text:p>
          </table:table-cell>
          <table:table-cell table:number-columns-repeated="82"/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[.B28]" office:value-type="string" office:string-value="v2529" calcext:value-type="string">
            <text:p>v2529</text:p>
          </table:table-cell>
          <table:table-cell table:formula="of:=[.C28]" office:value-type="string" office:string-value="&quot;25-29&quot;" calcext:value-type="string">
            <text:p>"25-29"</text:p>
          </table:table-cell>
          <table:table-cell/>
          <table:table-cell table:formula="of:=[.C29]&amp;&quot;,&quot;" office:value-type="string" office:string-value="&quot;25-29&quot;," calcext:value-type="string">
            <text:p>"25-29",</text:p>
          </table:table-cell>
          <table:table-cell table:number-columns-repeated="82"/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[.B29]" office:value-type="string" office:string-value="v2529" calcext:value-type="string">
            <text:p>v2529</text:p>
          </table:table-cell>
          <table:table-cell table:formula="of:=[.C29]" office:value-type="string" office:string-value="&quot;25-29&quot;" calcext:value-type="string">
            <text:p>"25-29"</text:p>
          </table:table-cell>
          <table:table-cell/>
          <table:table-cell table:formula="of:=[.C30]&amp;&quot;,&quot;" office:value-type="string" office:string-value="&quot;25-29&quot;," calcext:value-type="string">
            <text:p>"25-29",</text:p>
          </table:table-cell>
          <table:table-cell table:number-columns-repeated="82"/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[.B30]" office:value-type="string" office:string-value="v2529" calcext:value-type="string">
            <text:p>v2529</text:p>
          </table:table-cell>
          <table:table-cell table:formula="of:=[.C30]" office:value-type="string" office:string-value="&quot;25-29&quot;" calcext:value-type="string">
            <text:p>"25-29"</text:p>
          </table:table-cell>
          <table:table-cell/>
          <table:table-cell table:formula="of:=[.C31]&amp;&quot;,&quot;" office:value-type="string" office:string-value="&quot;25-29&quot;," calcext:value-type="string">
            <text:p>"25-29",</text:p>
          </table:table-cell>
          <table:table-cell table:number-columns-repeated="82"/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&quot;v&quot;&amp;[.A32]&amp;[.A36]" office:value-type="string" office:string-value="v3034" calcext:value-type="string">
            <text:p>v3034</text:p>
          </table:table-cell>
          <table:table-cell table:formula="of:=&quot;&quot;&quot;&quot;&amp;[.A32]&amp;&quot;-&quot;&amp;[.A36]&amp;&quot;&quot;&quot;&quot;" office:value-type="string" office:string-value="&quot;30-34&quot;" calcext:value-type="string">
            <text:p>"30-34"</text:p>
          </table:table-cell>
          <table:table-cell/>
          <table:table-cell table:formula="of:=[.C32]&amp;&quot;,&quot;" office:value-type="string" office:string-value="&quot;30-34&quot;," calcext:value-type="string">
            <text:p>"30-34",</text:p>
          </table:table-cell>
          <table:table-cell table:number-columns-repeated="82"/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[.B32]" office:value-type="string" office:string-value="v3034" calcext:value-type="string">
            <text:p>v3034</text:p>
          </table:table-cell>
          <table:table-cell table:formula="of:=[.C32]" office:value-type="string" office:string-value="&quot;30-34&quot;" calcext:value-type="string">
            <text:p>"30-34"</text:p>
          </table:table-cell>
          <table:table-cell/>
          <table:table-cell table:formula="of:=[.C33]&amp;&quot;,&quot;" office:value-type="string" office:string-value="&quot;30-34&quot;," calcext:value-type="string">
            <text:p>"30-34",</text:p>
          </table:table-cell>
          <table:table-cell table:number-columns-repeated="82"/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[.B33]" office:value-type="string" office:string-value="v3034" calcext:value-type="string">
            <text:p>v3034</text:p>
          </table:table-cell>
          <table:table-cell table:formula="of:=[.C33]" office:value-type="string" office:string-value="&quot;30-34&quot;" calcext:value-type="string">
            <text:p>"30-34"</text:p>
          </table:table-cell>
          <table:table-cell/>
          <table:table-cell table:formula="of:=[.C34]&amp;&quot;,&quot;" office:value-type="string" office:string-value="&quot;30-34&quot;," calcext:value-type="string">
            <text:p>"30-34",</text:p>
          </table:table-cell>
          <table:table-cell table:number-columns-repeated="82"/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[.B34]" office:value-type="string" office:string-value="v3034" calcext:value-type="string">
            <text:p>v3034</text:p>
          </table:table-cell>
          <table:table-cell table:formula="of:=[.C34]" office:value-type="string" office:string-value="&quot;30-34&quot;" calcext:value-type="string">
            <text:p>"30-34"</text:p>
          </table:table-cell>
          <table:table-cell/>
          <table:table-cell table:formula="of:=[.C35]&amp;&quot;,&quot;" office:value-type="string" office:string-value="&quot;30-34&quot;," calcext:value-type="string">
            <text:p>"30-34",</text:p>
          </table:table-cell>
          <table:table-cell table:number-columns-repeated="82"/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[.B35]" office:value-type="string" office:string-value="v3034" calcext:value-type="string">
            <text:p>v3034</text:p>
          </table:table-cell>
          <table:table-cell table:formula="of:=[.C35]" office:value-type="string" office:string-value="&quot;30-34&quot;" calcext:value-type="string">
            <text:p>"30-34"</text:p>
          </table:table-cell>
          <table:table-cell/>
          <table:table-cell table:formula="of:=[.C36]&amp;&quot;,&quot;" office:value-type="string" office:string-value="&quot;30-34&quot;," calcext:value-type="string">
            <text:p>"30-34",</text:p>
          </table:table-cell>
          <table:table-cell table:number-columns-repeated="82"/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&quot;v&quot;&amp;[.A37]&amp;[.A41]" office:value-type="string" office:string-value="v3539" calcext:value-type="string">
            <text:p>v3539</text:p>
          </table:table-cell>
          <table:table-cell table:formula="of:=&quot;&quot;&quot;&quot;&amp;[.A37]&amp;&quot;-&quot;&amp;[.A41]&amp;&quot;&quot;&quot;&quot;" office:value-type="string" office:string-value="&quot;35-39&quot;" calcext:value-type="string">
            <text:p>"35-39"</text:p>
          </table:table-cell>
          <table:table-cell/>
          <table:table-cell table:formula="of:=[.C37]&amp;&quot;,&quot;" office:value-type="string" office:string-value="&quot;35-39&quot;," calcext:value-type="string">
            <text:p>"35-39",</text:p>
          </table:table-cell>
          <table:table-cell table:number-columns-repeated="82"/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[.B37]" office:value-type="string" office:string-value="v3539" calcext:value-type="string">
            <text:p>v3539</text:p>
          </table:table-cell>
          <table:table-cell table:formula="of:=[.C37]" office:value-type="string" office:string-value="&quot;35-39&quot;" calcext:value-type="string">
            <text:p>"35-39"</text:p>
          </table:table-cell>
          <table:table-cell/>
          <table:table-cell table:formula="of:=[.C38]&amp;&quot;,&quot;" office:value-type="string" office:string-value="&quot;35-39&quot;," calcext:value-type="string">
            <text:p>"35-39",</text:p>
          </table:table-cell>
          <table:table-cell table:number-columns-repeated="82"/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[.B38]" office:value-type="string" office:string-value="v3539" calcext:value-type="string">
            <text:p>v3539</text:p>
          </table:table-cell>
          <table:table-cell table:formula="of:=[.C38]" office:value-type="string" office:string-value="&quot;35-39&quot;" calcext:value-type="string">
            <text:p>"35-39"</text:p>
          </table:table-cell>
          <table:table-cell/>
          <table:table-cell table:formula="of:=[.C39]&amp;&quot;,&quot;" office:value-type="string" office:string-value="&quot;35-39&quot;," calcext:value-type="string">
            <text:p>"35-39",</text:p>
          </table:table-cell>
          <table:table-cell table:number-columns-repeated="82"/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[.B39]" office:value-type="string" office:string-value="v3539" calcext:value-type="string">
            <text:p>v3539</text:p>
          </table:table-cell>
          <table:table-cell table:formula="of:=[.C39]" office:value-type="string" office:string-value="&quot;35-39&quot;" calcext:value-type="string">
            <text:p>"35-39"</text:p>
          </table:table-cell>
          <table:table-cell/>
          <table:table-cell table:formula="of:=[.C40]&amp;&quot;,&quot;" office:value-type="string" office:string-value="&quot;35-39&quot;," calcext:value-type="string">
            <text:p>"35-39",</text:p>
          </table:table-cell>
          <table:table-cell table:number-columns-repeated="82"/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[.B40]" office:value-type="string" office:string-value="v3539" calcext:value-type="string">
            <text:p>v3539</text:p>
          </table:table-cell>
          <table:table-cell table:formula="of:=[.C40]" office:value-type="string" office:string-value="&quot;35-39&quot;" calcext:value-type="string">
            <text:p>"35-39"</text:p>
          </table:table-cell>
          <table:table-cell/>
          <table:table-cell table:formula="of:=[.C41]&amp;&quot;,&quot;" office:value-type="string" office:string-value="&quot;35-39&quot;," calcext:value-type="string">
            <text:p>"35-39",</text:p>
          </table:table-cell>
          <table:table-cell table:number-columns-repeated="82"/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&quot;v&quot;&amp;[.A42]&amp;[.A46]" office:value-type="string" office:string-value="v4044" calcext:value-type="string">
            <text:p>v4044</text:p>
          </table:table-cell>
          <table:table-cell table:formula="of:=&quot;&quot;&quot;&quot;&amp;[.A42]&amp;&quot;-&quot;&amp;[.A46]&amp;&quot;&quot;&quot;&quot;" office:value-type="string" office:string-value="&quot;40-44&quot;" calcext:value-type="string">
            <text:p>"40-44"</text:p>
          </table:table-cell>
          <table:table-cell/>
          <table:table-cell table:formula="of:=[.C42]&amp;&quot;,&quot;" office:value-type="string" office:string-value="&quot;40-44&quot;," calcext:value-type="string">
            <text:p>"40-44",</text:p>
          </table:table-cell>
          <table:table-cell table:number-columns-repeated="82"/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[.B42]" office:value-type="string" office:string-value="v4044" calcext:value-type="string">
            <text:p>v4044</text:p>
          </table:table-cell>
          <table:table-cell table:formula="of:=[.C42]" office:value-type="string" office:string-value="&quot;40-44&quot;" calcext:value-type="string">
            <text:p>"40-44"</text:p>
          </table:table-cell>
          <table:table-cell/>
          <table:table-cell table:formula="of:=[.C43]&amp;&quot;,&quot;" office:value-type="string" office:string-value="&quot;40-44&quot;," calcext:value-type="string">
            <text:p>"40-44",</text:p>
          </table:table-cell>
          <table:table-cell table:number-columns-repeated="82"/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[.B43]" office:value-type="string" office:string-value="v4044" calcext:value-type="string">
            <text:p>v4044</text:p>
          </table:table-cell>
          <table:table-cell table:formula="of:=[.C43]" office:value-type="string" office:string-value="&quot;40-44&quot;" calcext:value-type="string">
            <text:p>"40-44"</text:p>
          </table:table-cell>
          <table:table-cell/>
          <table:table-cell table:formula="of:=[.C44]&amp;&quot;,&quot;" office:value-type="string" office:string-value="&quot;40-44&quot;," calcext:value-type="string">
            <text:p>"40-44",</text:p>
          </table:table-cell>
          <table:table-cell table:number-columns-repeated="82"/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[.B44]" office:value-type="string" office:string-value="v4044" calcext:value-type="string">
            <text:p>v4044</text:p>
          </table:table-cell>
          <table:table-cell table:formula="of:=[.C44]" office:value-type="string" office:string-value="&quot;40-44&quot;" calcext:value-type="string">
            <text:p>"40-44"</text:p>
          </table:table-cell>
          <table:table-cell/>
          <table:table-cell table:formula="of:=[.C45]&amp;&quot;,&quot;" office:value-type="string" office:string-value="&quot;40-44&quot;," calcext:value-type="string">
            <text:p>"40-44",</text:p>
          </table:table-cell>
          <table:table-cell table:number-columns-repeated="82"/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[.B45]" office:value-type="string" office:string-value="v4044" calcext:value-type="string">
            <text:p>v4044</text:p>
          </table:table-cell>
          <table:table-cell table:formula="of:=[.C45]" office:value-type="string" office:string-value="&quot;40-44&quot;" calcext:value-type="string">
            <text:p>"40-44"</text:p>
          </table:table-cell>
          <table:table-cell/>
          <table:table-cell table:formula="of:=[.C46]&amp;&quot;,&quot;" office:value-type="string" office:string-value="&quot;40-44&quot;," calcext:value-type="string">
            <text:p>"40-44",</text:p>
          </table:table-cell>
          <table:table-cell table:number-columns-repeated="82"/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&quot;v&quot;&amp;[.A47]&amp;[.A51]" office:value-type="string" office:string-value="v4549" calcext:value-type="string">
            <text:p>v4549</text:p>
          </table:table-cell>
          <table:table-cell table:formula="of:=&quot;&quot;&quot;&quot;&amp;[.A47]&amp;&quot;-&quot;&amp;[.A51]&amp;&quot;&quot;&quot;&quot;" office:value-type="string" office:string-value="&quot;45-49&quot;" calcext:value-type="string">
            <text:p>"45-49"</text:p>
          </table:table-cell>
          <table:table-cell/>
          <table:table-cell table:formula="of:=[.C47]&amp;&quot;,&quot;" office:value-type="string" office:string-value="&quot;45-49&quot;," calcext:value-type="string">
            <text:p>"45-49",</text:p>
          </table:table-cell>
          <table:table-cell table:number-columns-repeated="82"/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[.B47]" office:value-type="string" office:string-value="v4549" calcext:value-type="string">
            <text:p>v4549</text:p>
          </table:table-cell>
          <table:table-cell table:formula="of:=[.C47]" office:value-type="string" office:string-value="&quot;45-49&quot;" calcext:value-type="string">
            <text:p>"45-49"</text:p>
          </table:table-cell>
          <table:table-cell/>
          <table:table-cell table:formula="of:=[.C48]&amp;&quot;,&quot;" office:value-type="string" office:string-value="&quot;45-49&quot;," calcext:value-type="string">
            <text:p>"45-49",</text:p>
          </table:table-cell>
          <table:table-cell table:number-columns-repeated="82"/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[.B48]" office:value-type="string" office:string-value="v4549" calcext:value-type="string">
            <text:p>v4549</text:p>
          </table:table-cell>
          <table:table-cell table:formula="of:=[.C48]" office:value-type="string" office:string-value="&quot;45-49&quot;" calcext:value-type="string">
            <text:p>"45-49"</text:p>
          </table:table-cell>
          <table:table-cell/>
          <table:table-cell table:formula="of:=[.C49]&amp;&quot;,&quot;" office:value-type="string" office:string-value="&quot;45-49&quot;," calcext:value-type="string">
            <text:p>"45-49",</text:p>
          </table:table-cell>
          <table:table-cell table:number-columns-repeated="82"/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[.B49]" office:value-type="string" office:string-value="v4549" calcext:value-type="string">
            <text:p>v4549</text:p>
          </table:table-cell>
          <table:table-cell table:formula="of:=[.C49]" office:value-type="string" office:string-value="&quot;45-49&quot;" calcext:value-type="string">
            <text:p>"45-49"</text:p>
          </table:table-cell>
          <table:table-cell/>
          <table:table-cell table:formula="of:=[.C50]&amp;&quot;,&quot;" office:value-type="string" office:string-value="&quot;45-49&quot;," calcext:value-type="string">
            <text:p>"45-49",</text:p>
          </table:table-cell>
          <table:table-cell table:number-columns-repeated="82"/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[.B50]" office:value-type="string" office:string-value="v4549" calcext:value-type="string">
            <text:p>v4549</text:p>
          </table:table-cell>
          <table:table-cell table:formula="of:=[.C50]" office:value-type="string" office:string-value="&quot;45-49&quot;" calcext:value-type="string">
            <text:p>"45-49"</text:p>
          </table:table-cell>
          <table:table-cell/>
          <table:table-cell table:formula="of:=[.C51]&amp;&quot;,&quot;" office:value-type="string" office:string-value="&quot;45-49&quot;," calcext:value-type="string">
            <text:p>"45-49",</text:p>
          </table:table-cell>
          <table:table-cell table:number-columns-repeated="82"/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&quot;v&quot;&amp;[.A52]&amp;[.A56]" office:value-type="string" office:string-value="v5054" calcext:value-type="string">
            <text:p>v5054</text:p>
          </table:table-cell>
          <table:table-cell table:formula="of:=&quot;&quot;&quot;&quot;&amp;[.A52]&amp;&quot;-&quot;&amp;[.A56]&amp;&quot;&quot;&quot;&quot;" office:value-type="string" office:string-value="&quot;50-54&quot;" calcext:value-type="string">
            <text:p>"50-54"</text:p>
          </table:table-cell>
          <table:table-cell/>
          <table:table-cell table:formula="of:=[.C52]&amp;&quot;,&quot;" office:value-type="string" office:string-value="&quot;50-54&quot;," calcext:value-type="string">
            <text:p>"50-54",</text:p>
          </table:table-cell>
          <table:table-cell table:number-columns-repeated="82"/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[.B52]" office:value-type="string" office:string-value="v5054" calcext:value-type="string">
            <text:p>v5054</text:p>
          </table:table-cell>
          <table:table-cell table:formula="of:=[.C52]" office:value-type="string" office:string-value="&quot;50-54&quot;" calcext:value-type="string">
            <text:p>"50-54"</text:p>
          </table:table-cell>
          <table:table-cell/>
          <table:table-cell table:formula="of:=[.C53]&amp;&quot;,&quot;" office:value-type="string" office:string-value="&quot;50-54&quot;," calcext:value-type="string">
            <text:p>"50-54",</text:p>
          </table:table-cell>
          <table:table-cell table:number-columns-repeated="82"/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[.B53]" office:value-type="string" office:string-value="v5054" calcext:value-type="string">
            <text:p>v5054</text:p>
          </table:table-cell>
          <table:table-cell table:formula="of:=[.C53]" office:value-type="string" office:string-value="&quot;50-54&quot;" calcext:value-type="string">
            <text:p>"50-54"</text:p>
          </table:table-cell>
          <table:table-cell/>
          <table:table-cell table:formula="of:=[.C54]&amp;&quot;,&quot;" office:value-type="string" office:string-value="&quot;50-54&quot;," calcext:value-type="string">
            <text:p>"50-54",</text:p>
          </table:table-cell>
          <table:table-cell table:number-columns-repeated="82"/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[.B54]" office:value-type="string" office:string-value="v5054" calcext:value-type="string">
            <text:p>v5054</text:p>
          </table:table-cell>
          <table:table-cell table:formula="of:=[.C54]" office:value-type="string" office:string-value="&quot;50-54&quot;" calcext:value-type="string">
            <text:p>"50-54"</text:p>
          </table:table-cell>
          <table:table-cell/>
          <table:table-cell table:formula="of:=[.C55]&amp;&quot;,&quot;" office:value-type="string" office:string-value="&quot;50-54&quot;," calcext:value-type="string">
            <text:p>"50-54",</text:p>
          </table:table-cell>
          <table:table-cell table:number-columns-repeated="82"/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[.B55]" office:value-type="string" office:string-value="v5054" calcext:value-type="string">
            <text:p>v5054</text:p>
          </table:table-cell>
          <table:table-cell table:formula="of:=[.C55]" office:value-type="string" office:string-value="&quot;50-54&quot;" calcext:value-type="string">
            <text:p>"50-54"</text:p>
          </table:table-cell>
          <table:table-cell/>
          <table:table-cell table:formula="of:=[.C56]&amp;&quot;,&quot;" office:value-type="string" office:string-value="&quot;50-54&quot;," calcext:value-type="string">
            <text:p>"50-54",</text:p>
          </table:table-cell>
          <table:table-cell table:number-columns-repeated="82"/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&quot;v&quot;&amp;[.A57]&amp;[.A61]" office:value-type="string" office:string-value="v5559" calcext:value-type="string">
            <text:p>v5559</text:p>
          </table:table-cell>
          <table:table-cell table:formula="of:=&quot;&quot;&quot;&quot;&amp;[.A57]&amp;&quot;-&quot;&amp;[.A61]&amp;&quot;&quot;&quot;&quot;" office:value-type="string" office:string-value="&quot;55-59&quot;" calcext:value-type="string">
            <text:p>"55-59"</text:p>
          </table:table-cell>
          <table:table-cell/>
          <table:table-cell table:formula="of:=[.C57]&amp;&quot;,&quot;" office:value-type="string" office:string-value="&quot;55-59&quot;," calcext:value-type="string">
            <text:p>"55-59",</text:p>
          </table:table-cell>
          <table:table-cell table:number-columns-repeated="82"/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[.B57]" office:value-type="string" office:string-value="v5559" calcext:value-type="string">
            <text:p>v5559</text:p>
          </table:table-cell>
          <table:table-cell table:formula="of:=[.C57]" office:value-type="string" office:string-value="&quot;55-59&quot;" calcext:value-type="string">
            <text:p>"55-59"</text:p>
          </table:table-cell>
          <table:table-cell/>
          <table:table-cell table:formula="of:=[.C58]&amp;&quot;,&quot;" office:value-type="string" office:string-value="&quot;55-59&quot;," calcext:value-type="string">
            <text:p>"55-59",</text:p>
          </table:table-cell>
          <table:table-cell table:number-columns-repeated="82"/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[.B58]" office:value-type="string" office:string-value="v5559" calcext:value-type="string">
            <text:p>v5559</text:p>
          </table:table-cell>
          <table:table-cell table:formula="of:=[.C58]" office:value-type="string" office:string-value="&quot;55-59&quot;" calcext:value-type="string">
            <text:p>"55-59"</text:p>
          </table:table-cell>
          <table:table-cell/>
          <table:table-cell table:formula="of:=[.C59]&amp;&quot;,&quot;" office:value-type="string" office:string-value="&quot;55-59&quot;," calcext:value-type="string">
            <text:p>"55-59",</text:p>
          </table:table-cell>
          <table:table-cell table:number-columns-repeated="82"/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[.B59]" office:value-type="string" office:string-value="v5559" calcext:value-type="string">
            <text:p>v5559</text:p>
          </table:table-cell>
          <table:table-cell table:formula="of:=[.C59]" office:value-type="string" office:string-value="&quot;55-59&quot;" calcext:value-type="string">
            <text:p>"55-59"</text:p>
          </table:table-cell>
          <table:table-cell/>
          <table:table-cell table:formula="of:=[.C60]&amp;&quot;,&quot;" office:value-type="string" office:string-value="&quot;55-59&quot;," calcext:value-type="string">
            <text:p>"55-59",</text:p>
          </table:table-cell>
          <table:table-cell table:number-columns-repeated="82"/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[.B60]" office:value-type="string" office:string-value="v5559" calcext:value-type="string">
            <text:p>v5559</text:p>
          </table:table-cell>
          <table:table-cell table:formula="of:=[.C60]" office:value-type="string" office:string-value="&quot;55-59&quot;" calcext:value-type="string">
            <text:p>"55-59"</text:p>
          </table:table-cell>
          <table:table-cell/>
          <table:table-cell table:formula="of:=[.C61]&amp;&quot;,&quot;" office:value-type="string" office:string-value="&quot;55-59&quot;," calcext:value-type="string">
            <text:p>"55-59",</text:p>
          </table:table-cell>
          <table:table-cell table:number-columns-repeated="82"/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&quot;v&quot;&amp;[.A62]&amp;[.A66]" office:value-type="string" office:string-value="v6064" calcext:value-type="string">
            <text:p>v6064</text:p>
          </table:table-cell>
          <table:table-cell table:formula="of:=&quot;&quot;&quot;&quot;&amp;[.A62]&amp;&quot;-&quot;&amp;[.A66]&amp;&quot;&quot;&quot;&quot;" office:value-type="string" office:string-value="&quot;60-64&quot;" calcext:value-type="string">
            <text:p>"60-64"</text:p>
          </table:table-cell>
          <table:table-cell/>
          <table:table-cell table:formula="of:=[.C62]&amp;&quot;,&quot;" office:value-type="string" office:string-value="&quot;60-64&quot;," calcext:value-type="string">
            <text:p>"60-64",</text:p>
          </table:table-cell>
          <table:table-cell table:number-columns-repeated="82"/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[.B62]" office:value-type="string" office:string-value="v6064" calcext:value-type="string">
            <text:p>v6064</text:p>
          </table:table-cell>
          <table:table-cell table:formula="of:=[.C62]" office:value-type="string" office:string-value="&quot;60-64&quot;" calcext:value-type="string">
            <text:p>"60-64"</text:p>
          </table:table-cell>
          <table:table-cell/>
          <table:table-cell table:formula="of:=[.C63]&amp;&quot;,&quot;" office:value-type="string" office:string-value="&quot;60-64&quot;," calcext:value-type="string">
            <text:p>"60-64",</text:p>
          </table:table-cell>
          <table:table-cell table:number-columns-repeated="82"/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[.B63]" office:value-type="string" office:string-value="v6064" calcext:value-type="string">
            <text:p>v6064</text:p>
          </table:table-cell>
          <table:table-cell table:formula="of:=[.C63]" office:value-type="string" office:string-value="&quot;60-64&quot;" calcext:value-type="string">
            <text:p>"60-64"</text:p>
          </table:table-cell>
          <table:table-cell/>
          <table:table-cell table:formula="of:=[.C64]&amp;&quot;,&quot;" office:value-type="string" office:string-value="&quot;60-64&quot;," calcext:value-type="string">
            <text:p>"60-64",</text:p>
          </table:table-cell>
          <table:table-cell table:number-columns-repeated="82"/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[.B64]" office:value-type="string" office:string-value="v6064" calcext:value-type="string">
            <text:p>v6064</text:p>
          </table:table-cell>
          <table:table-cell table:formula="of:=[.C64]" office:value-type="string" office:string-value="&quot;60-64&quot;" calcext:value-type="string">
            <text:p>"60-64"</text:p>
          </table:table-cell>
          <table:table-cell/>
          <table:table-cell table:formula="of:=[.C65]&amp;&quot;,&quot;" office:value-type="string" office:string-value="&quot;60-64&quot;," calcext:value-type="string">
            <text:p>"60-64",</text:p>
          </table:table-cell>
          <table:table-cell table:number-columns-repeated="82"/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[.B65]" office:value-type="string" office:string-value="v6064" calcext:value-type="string">
            <text:p>v6064</text:p>
          </table:table-cell>
          <table:table-cell table:formula="of:=[.C65]" office:value-type="string" office:string-value="&quot;60-64&quot;" calcext:value-type="string">
            <text:p>"60-64"</text:p>
          </table:table-cell>
          <table:table-cell/>
          <table:table-cell table:formula="of:=[.C66]&amp;&quot;,&quot;" office:value-type="string" office:string-value="&quot;60-64&quot;," calcext:value-type="string">
            <text:p>"60-64",</text:p>
          </table:table-cell>
          <table:table-cell table:number-columns-repeated="82"/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&quot;v&quot;&amp;[.A67]&amp;[.A71]" office:value-type="string" office:string-value="v6569" calcext:value-type="string">
            <text:p>v6569</text:p>
          </table:table-cell>
          <table:table-cell table:formula="of:=&quot;&quot;&quot;&quot;&amp;[.A67]&amp;&quot;-&quot;&amp;[.A71]&amp;&quot;&quot;&quot;&quot;" office:value-type="string" office:string-value="&quot;65-69&quot;" calcext:value-type="string">
            <text:p>"65-69"</text:p>
          </table:table-cell>
          <table:table-cell/>
          <table:table-cell table:formula="of:=[.C67]&amp;&quot;,&quot;" office:value-type="string" office:string-value="&quot;65-69&quot;," calcext:value-type="string">
            <text:p>"65-69",</text:p>
          </table:table-cell>
          <table:table-cell table:number-columns-repeated="82"/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[.B67]" office:value-type="string" office:string-value="v6569" calcext:value-type="string">
            <text:p>v6569</text:p>
          </table:table-cell>
          <table:table-cell table:formula="of:=[.C67]" office:value-type="string" office:string-value="&quot;65-69&quot;" calcext:value-type="string">
            <text:p>"65-69"</text:p>
          </table:table-cell>
          <table:table-cell/>
          <table:table-cell table:formula="of:=[.C68]&amp;&quot;,&quot;" office:value-type="string" office:string-value="&quot;65-69&quot;," calcext:value-type="string">
            <text:p>"65-69",</text:p>
          </table:table-cell>
          <table:table-cell table:number-columns-repeated="82"/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[.B68]" office:value-type="string" office:string-value="v6569" calcext:value-type="string">
            <text:p>v6569</text:p>
          </table:table-cell>
          <table:table-cell table:formula="of:=[.C68]" office:value-type="string" office:string-value="&quot;65-69&quot;" calcext:value-type="string">
            <text:p>"65-69"</text:p>
          </table:table-cell>
          <table:table-cell/>
          <table:table-cell table:formula="of:=[.C69]&amp;&quot;,&quot;" office:value-type="string" office:string-value="&quot;65-69&quot;," calcext:value-type="string">
            <text:p>"65-69",</text:p>
          </table:table-cell>
          <table:table-cell table:number-columns-repeated="82"/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[.B69]" office:value-type="string" office:string-value="v6569" calcext:value-type="string">
            <text:p>v6569</text:p>
          </table:table-cell>
          <table:table-cell table:formula="of:=[.C69]" office:value-type="string" office:string-value="&quot;65-69&quot;" calcext:value-type="string">
            <text:p>"65-69"</text:p>
          </table:table-cell>
          <table:table-cell/>
          <table:table-cell table:formula="of:=[.C70]&amp;&quot;,&quot;" office:value-type="string" office:string-value="&quot;65-69&quot;," calcext:value-type="string">
            <text:p>"65-69",</text:p>
          </table:table-cell>
          <table:table-cell table:number-columns-repeated="82"/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[.B70]" office:value-type="string" office:string-value="v6569" calcext:value-type="string">
            <text:p>v6569</text:p>
          </table:table-cell>
          <table:table-cell table:formula="of:=[.C70]" office:value-type="string" office:string-value="&quot;65-69&quot;" calcext:value-type="string">
            <text:p>"65-69"</text:p>
          </table:table-cell>
          <table:table-cell/>
          <table:table-cell table:formula="of:=[.C71]&amp;&quot;,&quot;" office:value-type="string" office:string-value="&quot;65-69&quot;," calcext:value-type="string">
            <text:p>"65-69",</text:p>
          </table:table-cell>
          <table:table-cell table:number-columns-repeated="82"/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&quot;v&quot;&amp;[.A72]&amp;[.A76]" office:value-type="string" office:string-value="v7074" calcext:value-type="string">
            <text:p>v7074</text:p>
          </table:table-cell>
          <table:table-cell table:formula="of:=&quot;&quot;&quot;&quot;&amp;[.A72]&amp;&quot;-&quot;&amp;[.A76]&amp;&quot;&quot;&quot;&quot;" office:value-type="string" office:string-value="&quot;70-74&quot;" calcext:value-type="string">
            <text:p>"70-74"</text:p>
          </table:table-cell>
          <table:table-cell/>
          <table:table-cell table:formula="of:=[.C72]&amp;&quot;,&quot;" office:value-type="string" office:string-value="&quot;70-74&quot;," calcext:value-type="string">
            <text:p>"70-74",</text:p>
          </table:table-cell>
          <table:table-cell table:number-columns-repeated="82"/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[.B72]" office:value-type="string" office:string-value="v7074" calcext:value-type="string">
            <text:p>v7074</text:p>
          </table:table-cell>
          <table:table-cell table:formula="of:=[.C72]" office:value-type="string" office:string-value="&quot;70-74&quot;" calcext:value-type="string">
            <text:p>"70-74"</text:p>
          </table:table-cell>
          <table:table-cell/>
          <table:table-cell table:formula="of:=[.C73]&amp;&quot;,&quot;" office:value-type="string" office:string-value="&quot;70-74&quot;," calcext:value-type="string">
            <text:p>"70-74",</text:p>
          </table:table-cell>
          <table:table-cell table:number-columns-repeated="82"/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[.B73]" office:value-type="string" office:string-value="v7074" calcext:value-type="string">
            <text:p>v7074</text:p>
          </table:table-cell>
          <table:table-cell table:formula="of:=[.C73]" office:value-type="string" office:string-value="&quot;70-74&quot;" calcext:value-type="string">
            <text:p>"70-74"</text:p>
          </table:table-cell>
          <table:table-cell/>
          <table:table-cell table:formula="of:=[.C74]&amp;&quot;,&quot;" office:value-type="string" office:string-value="&quot;70-74&quot;," calcext:value-type="string">
            <text:p>"70-74",</text:p>
          </table:table-cell>
          <table:table-cell table:number-columns-repeated="82"/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[.B74]" office:value-type="string" office:string-value="v7074" calcext:value-type="string">
            <text:p>v7074</text:p>
          </table:table-cell>
          <table:table-cell table:formula="of:=[.C74]" office:value-type="string" office:string-value="&quot;70-74&quot;" calcext:value-type="string">
            <text:p>"70-74"</text:p>
          </table:table-cell>
          <table:table-cell/>
          <table:table-cell table:formula="of:=[.C75]&amp;&quot;,&quot;" office:value-type="string" office:string-value="&quot;70-74&quot;," calcext:value-type="string">
            <text:p>"70-74",</text:p>
          </table:table-cell>
          <table:table-cell table:number-columns-repeated="82"/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[.B75]" office:value-type="string" office:string-value="v7074" calcext:value-type="string">
            <text:p>v7074</text:p>
          </table:table-cell>
          <table:table-cell table:formula="of:=[.C75]" office:value-type="string" office:string-value="&quot;70-74&quot;" calcext:value-type="string">
            <text:p>"70-74"</text:p>
          </table:table-cell>
          <table:table-cell/>
          <table:table-cell table:formula="of:=[.C76]&amp;&quot;,&quot;" office:value-type="string" office:string-value="&quot;70-74&quot;," calcext:value-type="string">
            <text:p>"70-74",</text:p>
          </table:table-cell>
          <table:table-cell table:number-columns-repeated="82"/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&quot;v&quot;&amp;[.A77]&amp;[.A81]" office:value-type="string" office:string-value="v7579" calcext:value-type="string">
            <text:p>v7579</text:p>
          </table:table-cell>
          <table:table-cell table:formula="of:=&quot;&quot;&quot;&quot;&amp;[.A77]&amp;&quot;-&quot;&amp;[.A81]&amp;&quot;&quot;&quot;&quot;" office:value-type="string" office:string-value="&quot;75-79&quot;" calcext:value-type="string">
            <text:p>"75-79"</text:p>
          </table:table-cell>
          <table:table-cell/>
          <table:table-cell table:formula="of:=[.C77]&amp;&quot;,&quot;" office:value-type="string" office:string-value="&quot;75-79&quot;," calcext:value-type="string">
            <text:p>"75-79",</text:p>
          </table:table-cell>
          <table:table-cell table:number-columns-repeated="82"/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[.B77]" office:value-type="string" office:string-value="v7579" calcext:value-type="string">
            <text:p>v7579</text:p>
          </table:table-cell>
          <table:table-cell table:formula="of:=[.C77]" office:value-type="string" office:string-value="&quot;75-79&quot;" calcext:value-type="string">
            <text:p>"75-79"</text:p>
          </table:table-cell>
          <table:table-cell/>
          <table:table-cell table:formula="of:=[.C78]&amp;&quot;,&quot;" office:value-type="string" office:string-value="&quot;75-79&quot;," calcext:value-type="string">
            <text:p>"75-79",</text:p>
          </table:table-cell>
          <table:table-cell table:number-columns-repeated="82"/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[.B78]" office:value-type="string" office:string-value="v7579" calcext:value-type="string">
            <text:p>v7579</text:p>
          </table:table-cell>
          <table:table-cell table:formula="of:=[.C78]" office:value-type="string" office:string-value="&quot;75-79&quot;" calcext:value-type="string">
            <text:p>"75-79"</text:p>
          </table:table-cell>
          <table:table-cell/>
          <table:table-cell table:formula="of:=[.C79]&amp;&quot;,&quot;" office:value-type="string" office:string-value="&quot;75-79&quot;," calcext:value-type="string">
            <text:p>"75-79",</text:p>
          </table:table-cell>
          <table:table-cell table:number-columns-repeated="82"/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[.B79]" office:value-type="string" office:string-value="v7579" calcext:value-type="string">
            <text:p>v7579</text:p>
          </table:table-cell>
          <table:table-cell table:formula="of:=[.C79]" office:value-type="string" office:string-value="&quot;75-79&quot;" calcext:value-type="string">
            <text:p>"75-79"</text:p>
          </table:table-cell>
          <table:table-cell/>
          <table:table-cell table:formula="of:=[.C80]&amp;&quot;,&quot;" office:value-type="string" office:string-value="&quot;75-79&quot;," calcext:value-type="string">
            <text:p>"75-79",</text:p>
          </table:table-cell>
          <table:table-cell table:number-columns-repeated="82"/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[.B80]" office:value-type="string" office:string-value="v7579" calcext:value-type="string">
            <text:p>v7579</text:p>
          </table:table-cell>
          <table:table-cell table:formula="of:=[.C80]" office:value-type="string" office:string-value="&quot;75-79&quot;" calcext:value-type="string">
            <text:p>"75-79"</text:p>
          </table:table-cell>
          <table:table-cell/>
          <table:table-cell table:formula="of:=[.C81]&amp;&quot;,&quot;" office:value-type="string" office:string-value="&quot;75-79&quot;," calcext:value-type="string">
            <text:p>"75-79",</text:p>
          </table:table-cell>
          <table:table-cell table:number-columns-repeated="82"/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&quot;v&quot;&amp;[.A82]&amp;[.A86]&amp;&quot;plus&quot;" office:value-type="string" office:string-value="v80plus" calcext:value-type="string">
            <text:p>v80plus</text:p>
          </table:table-cell>
          <table:table-cell office:value-type="string" calcext:value-type="string">
            <text:p>"80+"</text:p>
          </table:table-cell>
          <table:table-cell/>
          <table:table-cell table:formula="of:=[.C82]&amp;&quot;,&quot;" office:value-type="string" office:string-value="&quot;80+&quot;," calcext:value-type="string">
            <text:p>"80+",</text:p>
          </table:table-cell>
          <table:table-cell table:number-columns-repeated="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16:47:36.3464752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6T14:56:06.927219437</meta:creation-date>
    <dc:date>2021-11-16T15:21:06.536334694</dc:date>
    <meta:editing-duration>PT4M49S</meta:editing-duration>
    <meta:editing-cycles>2</meta:editing-cycles>
    <meta:generator>LibreOffice/6.4.7.2$Linux_X86_64 LibreOffice_project/40$Build-2</meta:generator>
    <meta:document-statistic meta:table-count="1" meta:cell-count="488" meta:object-count="0"/>
  </office:meta>
</office:document-meta>
</file>